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font-size="13pt" style:font-size-asian="13pt" style:font-size-complex="13pt"/>
    </style:style>
    <style:style style:name="ce3" style:family="table-cell" style:parent-style-name="Default" style:data-style-name="N36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" style:family="table-cell" style:parent-style-name="Default" style:data-style-name="N36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36">
      <style:table-cell-properties fo:border-top="none" fo:border-bottom="thin solid #000000" fo:border-left="thin solid #000000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" style:family="table-cell" style:parent-style-name="Default" style:data-style-name="N36"/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34055555555556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2">
            <text:p>Projector calculations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number-columns-spanned="5" table:number-rows-spanned="1" table:style-name="ce11">
            <text:p>Måleresultater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table:style-name="ce3"/>
          <table:table-cell table:number-columns-repeated="3" table:style-name="ce1"/>
          <table:table-cell table:style-name="ce4"/>
          <table:table-cell table:number-columns-repeated="16379" table:style-name="ce1"/>
        </table:table-row>
        <table:table-row table:style-name="ro3">
          <table:table-cell office:value-type="string" table:style-name="ce5">
            <text:p>Distance</text:p>
          </table:table-cell>
          <table:table-cell office:value-type="string" table:style-name="ce1">
            <text:p>horizontal</text:p>
          </table:table-cell>
          <table:table-cell office:value-type="string" table:style-name="ce1">
            <text:p>Vertical</text:p>
          </table:table-cell>
          <table:table-cell office:value-type="string" table:style-name="ce1">
            <text:p>striber</text:p>
          </table:table-cell>
          <table:table-cell office:value-type="string" table:style-name="ce4">
            <text:p>dist</text:p>
          </table:table-cell>
          <table:table-cell office:value-type="string" table:style-name="ce1">
            <text:p>dia/dist</text:p>
          </table:table-cell>
          <table:table-cell office:value-type="string" table:style-name="ce1">
            <text:p>fiield of view</text:p>
          </table:table-cell>
          <table:table-cell table:number-columns-repeated="16377"/>
        </table:table-row>
        <table:table-row table:style-name="ro3">
          <table:table-cell table:style-name="ce5"/>
          <table:table-cell table:number-columns-repeated="3" table:style-name="ce1"/>
          <table:table-cell table:style-name="ce4"/>
          <table:table-cell table:number-columns-repeated="16379" table:style-name="ce1"/>
        </table:table-row>
        <table:table-row table:style-name="ro3">
          <table:table-cell office:value-type="float" office:value="84" table:style-name="ce5">
            <text:p>84,0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30.6" table:style-name="ce4">
            <text:p>30,6</text:p>
          </table:table-cell>
          <table:table-cell office:value-type="float" office:value="0.26190476190476192" table:formula="of:=[.B7]/2/[.A7]" table:style-name="ce1">
            <text:p>0,261904762</text:p>
          </table:table-cell>
          <table:table-cell office:value-type="float" office:value="29.35278627490003" table:formula="of:=ATAN([.F7])/PI()*180*2" table:style-name="ce1">
            <text:p>29,35278627</text:p>
          </table:table-cell>
          <table:table-cell table:number-columns-repeated="16377"/>
        </table:table-row>
        <table:table-row table:style-name="ro3">
          <table:table-cell office:value-type="float" office:value="127" table:style-name="ce5">
            <text:p>127,0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46.5" table:style-name="ce4">
            <text:p>46,5</text:p>
          </table:table-cell>
          <table:table-cell office:value-type="float" office:value="0.26771653543307089" table:formula="of:=[.B8]/2/[.A8]" table:style-name="ce1">
            <text:p>0,267716535</text:p>
          </table:table-cell>
          <table:table-cell office:value-type="float" office:value="29.975123942113633" table:formula="of:=ATAN([.F8])/PI()*180*2" table:style-name="ce1">
            <text:p>29,97512394</text:p>
          </table:table-cell>
          <table:table-cell table:number-columns-repeated="16377"/>
        </table:table-row>
        <table:table-row table:style-name="ro3">
          <table:table-cell office:value-type="float" office:value="194.5" table:style-name="ce5">
            <text:p>194,5</text:p>
          </table:table-cell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71" table:style-name="ce4">
            <text:p>71</text:p>
          </table:table-cell>
          <table:table-cell office:value-type="float" office:value="0.27506426735218509" table:formula="of:=[.B9]/2/[.A9]" table:style-name="ce1">
            <text:p>0,275064267</text:p>
          </table:table-cell>
          <table:table-cell office:value-type="float" office:value="30.759349098530059" table:formula="of:=ATAN([.F9])/PI()*180*2" table:style-name="ce1">
            <text:p>30,7593491</text:p>
          </table:table-cell>
          <table:table-cell table:number-columns-repeated="16377"/>
        </table:table-row>
        <table:table-row table:style-name="ro3">
          <table:table-cell table:style-name="ce5"/>
          <table:table-cell table:number-columns-repeated="3" table:style-name="ce1"/>
          <table:table-cell table:style-name="ce4"/>
          <table:table-cell table:number-columns-repeated="16379" table:style-name="ce1"/>
        </table:table-row>
        <table:table-row table:style-name="ro3">
          <table:table-cell table:style-name="ce6"/>
          <table:table-cell table:number-columns-repeated="3" table:style-name="ce7"/>
          <table:table-cell table:style-name="ce8"/>
          <table:table-cell table:style-name="ce1"/>
          <table:table-cell office:value-type="float" office:value="30.029086438514572" table:formula="of:=AVERAGE([.G7:.G9])" table:style-name="ce1">
            <text:p>30,02908644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striber</text:p>
          </table:table-cell>
          <table:table-cell table:style-name="ce1"/>
          <table:table-cell table:style-name="ce10"/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9"/>
          <table:table-cell office:value-type="float" office:value="-6.8253968253968251" table:formula="of:=([.B9]*[.A7]-[.B7]*[.A9])/([.B7]-[.B9])" table:style-name="ce1">
            <text:p>-6,825396825</text:p>
          </table:table-cell>
          <table:table-cell table:number-columns-repeated="16382" table:style-name="ce1"/>
        </table:table-row>
        <table:table-row table:style-name="ro3">
          <table:table-cell table:style-name="ce9"/>
          <table:table-cell table:number-columns-repeated="3" table:style-name="ce1"/>
          <table:table-cell office:value-type="string" table:style-name="ce1">
            <text:p>rad</text:p>
          </table:table-cell>
          <table:table-cell office:value-type="string" table:style-name="ce1">
            <text:p>grad/stribe</text:p>
          </table:table-cell>
          <table:table-cell table:number-columns-repeated="16378" table:style-name="ce1"/>
        </table:table-row>
        <table:table-row table:style-name="ro3">
          <table:table-cell table:style-name="ce9"/>
          <table:table-cell office:value-type="string" table:style-name="ce1">
            <text:p>Grader pr stribe</text:p>
          </table:table-cell>
          <table:table-cell table:style-name="ce1"/>
          <table:table-cell office:value-type="float" office:value="2.1472856494783005E-2" table:formula="of:=[.E9]/[.D9]/[.A9]" table:style-name="ce1">
            <text:p>0,021472856</text:p>
          </table:table-cell>
          <table:table-cell office:value-type="float" office:value="2.1469557147084654E-2" table:formula="of:=ATAN([.D16])" table:style-name="ce1">
            <text:p>0,021469557</text:p>
          </table:table-cell>
          <table:table-cell office:value-type="float" office:value="1.230115012542883" table:formula="of:=[.E16]/PI()*180" table:style-name="ce1">
            <text:p>1,230115013</text:p>
          </table:table-cell>
          <table:table-cell table:style-name="ce1">
            <draw:frame draw:z-index="1" draw:id="id0" draw:style-name="a0" draw:name="Diagram 2" svg:x="0.1632in" svg:y="0.15278in" svg:width="6.82292in" svg:height="4.2847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Y=0</text:p>
          </table:table-cell>
          <table:table-cell office:value-type="float" office:value="7.2794323756131751" table:formula="of:=4.1551/0.5708" table:style-name="ce1">
            <text:p>7,279432376</text:p>
          </table:table-cell>
          <table:table-cell office:value-type="string" table:style-name="ce1">
            <text:p>cm</text:p>
          </table:table-cell>
          <table:table-cell table:number-columns-repeated="16380"/>
        </table:table-row>
        <table:table-row table:number-rows-repeated="104855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Peter Holm</dc:creator>
    <meta:creation-date>2022-06-14T14:55:46Z</meta:creation-date>
    <dc:date>2022-08-30T09:57:57Z</dc:date>
    <meta:editing-cycles>2</meta:editing-cycles>
    <meta:editing-duration>PT5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1" svg:stroke-width="0.02083in" svg:stroke-color="#4472c4" svg:stroke-opacity="100%" svg:stroke-linecap="round"/>
    </style:style>
    <style:style style:family="chart" style:name="Axs0" style:data-style-name="N36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08.5pt" svg:width="491.25pt" chart:style-name="Crt0">
        <chart:title chart:style-name="CT00">
          <text:p text:style-name="a0" text:class-names="" text:cond-style-name="">Diagramtitel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B$7:.$B$9" chart:class="chart:scatter" chart:attached-axis="primary-y" chart:style-name="G0S0">
            <chart:domain table:cell-range-address="Sheet1.$A$7:.$A$9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